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>
      <style:paragraph-properties fo:padding="0cm" fo:border="none"/>
      <style:text-properties fo:color="#cccccc" style:font-name="Consolas" fo:font-size="10pt" fo:background-color="#2f2f2f"/>
    </style:style>
    <style:style style:name="P3" style:family="paragraph" style:parent-style-name="Text_20_body">
      <style:paragraph-properties fo:padding="0cm" fo:border="none"/>
      <style:text-properties fo:color="#cccccc" style:font-name="Consolas" fo:font-size="10pt" fo:font-weight="normal" fo:background-color="#2f2f2f" style:font-weight-asian="normal" style:font-weight-complex="normal"/>
    </style:style>
    <style:style style:name="P4" style:family="paragraph" style:parent-style-name="Text_20_body">
      <style:paragraph-properties fo:padding="0cm" fo:border="none"/>
      <style:text-properties fo:color="#669768" style:font-name="Consolas" fo:font-size="10pt" style:text-underline-style="solid" style:text-underline-width="auto" style:text-underline-color="font-color" fo:background-color="#2f2f2f"/>
    </style:style>
    <style:style style:name="P5" style:family="paragraph" style:parent-style-name="Text_20_body">
      <style:paragraph-properties fo:padding="0cm" fo:border="none"/>
      <style:text-properties fo:font-size="15pt" style:text-underline-style="solid" style:text-underline-width="auto" style:text-underline-color="font-color" style:font-size-asian="15pt" style:font-size-complex="15pt"/>
    </style:style>
    <style:style style:name="P6" style:family="paragraph" style:parent-style-name="Text_20_body">
      <style:paragraph-properties fo:background-color="transparent" fo:padding="0cm" fo:border="none">
        <style:background-image/>
      </style:paragraph-properties>
      <style:text-properties fo:color="#000000" style:font-name="Consolas" fo:font-size="15pt" style:text-underline-style="solid" style:text-underline-width="auto" style:text-underline-color="font-color" fo:font-weight="bold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center" style:justify-single-word="false" fo:background-color="transparent" fo:padding="0cm" fo:border="none">
        <style:background-image/>
      </style:paragraph-properties>
      <style:text-properties fo:color="#000000" style:font-name="Consolas" fo:font-size="15pt" style:text-underline-style="solid" style:text-underline-width="auto" style:text-underline-color="font-color" fo:font-weight="bold" fo:background-color="transparent" style:font-size-asian="15pt" style:font-weight-asian="bold" style:font-size-complex="15pt" style:font-weight-complex="bold"/>
    </style:style>
    <style:style style:name="T1" style:family="text">
      <style:text-properties fo:color="#739eca"/>
    </style:style>
    <style:style style:name="T2" style:family="text">
      <style:text-properties fo:color="#739eca" fo:font-weight="bold"/>
    </style:style>
    <style:style style:name="T3" style:family="text">
      <style:text-properties fo:color="#739eca" style:text-underline-style="solid" style:text-underline-width="auto" style:text-underline-color="font-color" fo:font-weight="bold"/>
    </style:style>
    <style:style style:name="T4" style:family="text">
      <style:text-properties fo:color="#b788d3"/>
    </style:style>
    <style:style style:name="T5" style:family="text">
      <style:text-properties fo:color="#b788d3" style:text-underline-style="solid" style:text-underline-width="auto" style:text-underline-color="font-color"/>
    </style:style>
    <style:style style:name="T6" style:family="text">
      <style:text-properties fo:color="#00b8b8"/>
    </style:style>
    <style:style style:name="T7" style:family="text">
      <style:text-properties fo:color="#00b8b8" style:text-underline-style="solid" style:text-underline-width="auto" style:text-underline-color="font-color"/>
    </style:style>
    <style:style style:name="T8" style:family="text">
      <style:text-properties fo:color="#c1aa6c" fo:font-weight="bold"/>
    </style:style>
    <style:style style:name="T9" style:family="text">
      <style:text-properties fo:color="#c1aa6c" style:text-underline-style="solid" style:text-underline-width="auto" style:text-underline-color="font-color" fo:font-weight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eecc64"/>
    </style:style>
    <style:style style:name="T12" style:family="text">
      <style:text-properties fo:color="#eecc64" style:text-underline-style="solid" style:text-underline-width="auto" style:text-underline-color="font-color"/>
    </style:style>
    <style:style style:name="T13" style:family="text">
      <style:text-properties fo:color="#c0c0c0"/>
    </style:style>
    <style:style style:name="T14" style:family="text">
      <style:text-properties fo:color="#c0c0c0" style:text-underline-style="solid" style:text-underline-width="auto" style:text-underline-color="font-color"/>
    </style:style>
    <style:style style:name="T15" style:family="text">
      <style:text-properties fo:color="#cac5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quêtes BDD Projet Java</text:p>
      <text:p text:style-name="P6"/>
      <text:p text:style-name="P6">Requêtes création de la table :</text:p>
      <text:p text:style-name="P3"><text:span text:style-name="T1"/></text:p>
      <text:p text:style-name="P2"><text:span text:style-name="T3">CREATE</text:span><text:span text:style-name="T10"> </text:span><text:span text:style-name="T3">TABLE</text:span><text:span text:style-name="T10"> </text:span><text:span text:style-name="T5">Recette_Aliment</text:span><text:span text:style-name="T10"> (</text:span></text:p>
      <text:p text:style-name="P2"><text:span text:style-name="T7">Id_Recette</text:span><text:span text:style-name="T10"> </text:span><text:span text:style-name="T9">INTEGER</text:span><text:span text:style-name="T10">,</text:span></text:p>
      <text:p text:style-name="P2"><text:span text:style-name="T7">Id_Aliment</text:span><text:span text:style-name="T10"> </text:span><text:span text:style-name="T9">INTEGER</text:span><text:span text:style-name="T10">,</text:span></text:p>
      <text:p text:style-name="P2"><text:span text:style-name="T7">Id_Quantite</text:span><text:span text:style-name="T10"> </text:span><text:span text:style-name="T9">INTEGER</text:span><text:span text:style-name="T10">,</text:span></text:p>
      <text:p text:style-name="P1"/>
      <text:p text:style-name="P2"><text:span text:style-name="T3">PRIMARY</text:span><text:span text:style-name="T10"> </text:span><text:span text:style-name="T3">KEY</text:span><text:span text:style-name="T10"> (</text:span><text:span text:style-name="T7">Id_Recette</text:span><text:span text:style-name="T10">, </text:span><text:span text:style-name="T7">Id_Aliment</text:span><text:span text:style-name="T10">),</text:span></text:p>
      <text:p text:style-name="P1"/>
      <text:p text:style-name="P2"><text:span text:style-name="T3">FOREIGN</text:span><text:span text:style-name="T10"> </text:span><text:span text:style-name="T3">KEY</text:span><text:span text:style-name="T10"> (</text:span><text:span text:style-name="T7">Id_Recette</text:span><text:span text:style-name="T10">) </text:span><text:span text:style-name="T3">REFERENCES</text:span><text:span text:style-name="T10"> </text:span><text:span text:style-name="T5">Recette</text:span><text:span text:style-name="T10">(</text:span><text:span text:style-name="T7">Id_Recette</text:span><text:span text:style-name="T10">),</text:span></text:p>
      <text:p text:style-name="P2"><text:span text:style-name="T3">FOREIGN</text:span><text:span text:style-name="T10"> </text:span><text:span text:style-name="T3">KEY</text:span><text:span text:style-name="T10"> (</text:span><text:span text:style-name="T7">Id_Aliment</text:span><text:span text:style-name="T10">) </text:span><text:span text:style-name="T3">REFERENCES</text:span><text:span text:style-name="T10"> </text:span><text:span text:style-name="T5">Aliment</text:span><text:span text:style-name="T10">(</text:span><text:span text:style-name="T7">Id_Aliment</text:span><text:span text:style-name="T10">),</text:span></text:p>
      <text:p text:style-name="P2"><text:span text:style-name="T3">FOREIGN</text:span><text:span text:style-name="T10"> </text:span><text:span text:style-name="T3">KEY</text:span><text:span text:style-name="T10"> (</text:span><text:span text:style-name="T7">Id_Quantite</text:span><text:span text:style-name="T10">) </text:span><text:span text:style-name="T3">REFERENCES</text:span><text:span text:style-name="T10"> </text:span><text:span text:style-name="T5">Quantite</text:span><text:span text:style-name="T10">(</text:span><text:span text:style-name="T7">Id_Quantite</text:span><text:span text:style-name="T10">)</text:span></text:p>
      <text:p text:style-name="P2"><text:span text:style-name="T10">)</text:span><text:span text:style-name="T12">;</text:span></text:p>
      <text:p text:style-name="P1"/>
      <text:p text:style-name="P1"/>
      <text:p text:style-name="P2"><text:span text:style-name="T3">CREATE</text:span><text:span text:style-name="T10"> </text:span><text:span text:style-name="T3">TABLE</text:span><text:span text:style-name="T10"> </text:span><text:span text:style-name="T5">Quantite</text:span><text:span text:style-name="T10"> (</text:span></text:p>
      <text:p text:style-name="P2"><text:span text:style-name="T7">Id_Quantite</text:span><text:span text:style-name="T10"> </text:span><text:span text:style-name="T9">INTEGER</text:span><text:span text:style-name="T10"> </text:span><text:span text:style-name="T3">PRIMARY</text:span><text:span text:style-name="T10"> </text:span><text:span text:style-name="T3">KEY</text:span><text:span text:style-name="T10"> </text:span><text:span text:style-name="T3">AUTOINCREMENT</text:span><text:span text:style-name="T10">,</text:span></text:p>
      <text:p text:style-name="P2"><text:span text:style-name="T7">Nom_Quantite</text:span><text:span text:style-name="T10"> </text:span><text:span text:style-name="T9">TEXT</text:span><text:span text:style-name="T10"> </text:span><text:span text:style-name="T3">NOT</text:span><text:span text:style-name="T10"> </text:span><text:span text:style-name="T3">NULL</text:span></text:p>
      <text:p text:style-name="P2"><text:span text:style-name="T10">)</text:span><text:span text:style-name="T12">;</text:span></text:p>
      <text:p text:style-name="P1"/>
      <text:p text:style-name="P1"/>
      <text:p text:style-name="P2"><text:span text:style-name="T3">CREATE</text:span><text:span text:style-name="T10"> </text:span><text:span text:style-name="T3">TABLE</text:span><text:span text:style-name="T10"> </text:span><text:span text:style-name="T5">Aliment</text:span><text:span text:style-name="T10"> (</text:span></text:p>
      <text:p text:style-name="P2"><text:span text:style-name="T7">Id_Aliment</text:span><text:span text:style-name="T10"> </text:span><text:span text:style-name="T9">INTEGER</text:span><text:span text:style-name="T10"> </text:span><text:span text:style-name="T3">PRIMARY</text:span><text:span text:style-name="T10"> </text:span><text:span text:style-name="T3">KEY</text:span><text:span text:style-name="T10"> </text:span><text:span text:style-name="T3">AUTOINCREMENT</text:span><text:span text:style-name="T10">,</text:span></text:p>
      <text:p text:style-name="P2"><text:span text:style-name="T7">Nom_Aliment</text:span><text:span text:style-name="T10"> </text:span><text:span text:style-name="T9">TEXT</text:span><text:span text:style-name="T10"> </text:span><text:span text:style-name="T3">NOT</text:span><text:span text:style-name="T10"> </text:span><text:span text:style-name="T3">NULL</text:span></text:p>
      <text:p text:style-name="P2"><text:span text:style-name="T10">)</text:span><text:span text:style-name="T12">;</text:span></text:p>
      <text:p text:style-name="P1"/>
      <text:p text:style-name="P4"/>
      <text:p text:style-name="P2"><text:span text:style-name="T3">CREATE</text:span><text:span text:style-name="T10"> </text:span><text:span text:style-name="T3">TABLE</text:span><text:span text:style-name="T10"> </text:span><text:span text:style-name="T5">Recette</text:span><text:span text:style-name="T10"> (</text:span></text:p>
      <text:p text:style-name="P2"><text:span text:style-name="T7">Id_Recette</text:span><text:span text:style-name="T10"> </text:span><text:span text:style-name="T9">INTEGER</text:span><text:span text:style-name="T10"> </text:span><text:span text:style-name="T3">PRIMARY</text:span><text:span text:style-name="T10"> </text:span><text:span text:style-name="T3">KEY</text:span><text:span text:style-name="T10"> </text:span><text:span text:style-name="T3">AUTOINCREMENT</text:span><text:span text:style-name="T10">,</text:span></text:p>
      <text:p text:style-name="P2"><text:span text:style-name="T7">Nom_Recette</text:span><text:span text:style-name="T10"> </text:span><text:span text:style-name="T9">TEXT</text:span><text:span text:style-name="T10"> </text:span><text:span text:style-name="T3">NOT</text:span><text:span text:style-name="T10"> </text:span><text:span text:style-name="T3">NULL</text:span></text:p>
      <text:p text:style-name="P2"><text:span text:style-name="T10">)</text:span><text:span text:style-name="T12">;</text:span></text:p>
      <text:p text:style-name="P1"/>
      <text:p text:style-name="P1"/>
      <text:p text:style-name="P5">Requêtes ajout dans la table :</text:p>
      <text:p text:style-name="P5"/>
      <text:p text:style-name="P2"><text:span text:style-name="T2">INSERT</text:span> <text:span text:style-name="T2">INTO</text:span> <text:span text:style-name="T4">Recette</text:span> (<text:span text:style-name="T6">Nom_Recette</text:span>)</text:p>
      <text:p text:style-name="P2"><text:soft-page-break/><text:span text:style-name="T2">VALUES</text:span> (<text:span text:style-name="T15">'Pates carbo'</text:span>)<text:span text:style-name="T11">;</text:span></text:p>
      <text:p text:style-name="P1"/>
      <text:p text:style-name="P2"><text:span text:style-name="T2">INSERT</text:span> <text:span text:style-name="T2">INTO</text:span> <text:span text:style-name="T4">Aliment</text:span> (<text:span text:style-name="T6">Nom_Aliment</text:span>)</text:p>
      <text:p text:style-name="P2"><text:span text:style-name="T2">VALUES</text:span> (<text:span text:style-name="T15">'Pates'</text:span>), (<text:span text:style-name="T15">'Lardons'</text:span>), (<text:span text:style-name="T15">'Creme'</text:span>)<text:span text:style-name="T11">;</text:span></text:p>
      <text:p text:style-name="P1"/>
      <text:p text:style-name="P2"><text:span text:style-name="T2">NSERT</text:span> <text:span text:style-name="T2">INTO</text:span> <text:span text:style-name="T4">Quantite</text:span> (<text:span text:style-name="T6">Nom_Quantite</text:span>) </text:p>
      <text:p text:style-name="P2"><text:span text:style-name="T2">VALUES</text:span> (<text:span text:style-name="T15">'200g'</text:span>), (<text:span text:style-name="T15">'150g'</text:span>), (<text:span text:style-name="T15">'20cl'</text:span>)<text:span text:style-name="T11">;</text:span></text:p>
      <text:p text:style-name="P1"/>
      <text:p text:style-name="P1"/>
      <text:p text:style-name="P2"><text:span text:style-name="T2">INSERT</text:span> <text:span text:style-name="T2">INTO</text:span> <text:span text:style-name="T4">Recette_Aliment</text:span> <text:span text:style-name="T2">VALUES</text:span></text:p>
      <text:p text:style-name="P2">(<text:span text:style-name="T13">1</text:span>, <text:span text:style-name="T13">1</text:span>, <text:span text:style-name="T13">1</text:span>),</text:p>
      <text:p text:style-name="P2">(<text:span text:style-name="T13">1</text:span>, <text:span text:style-name="T13">2</text:span>, <text:span text:style-name="T13">2</text:span>),</text:p>
      <text:p text:style-name="P2">(<text:span text:style-name="T13">1</text:span>, <text:span text:style-name="T13">3</text:span>, <text:span text:style-name="T13">3</text:span>)<text:span text:style-name="T11">;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n GAILLARD</meta:initial-creator>
    <meta:creation-date>2026-04-21T14:40:29.26</meta:creation-date>
    <dc:date>2026-04-21T16:09:16.12</dc:date>
    <dc:creator>Julien GAILLARD</dc:creator>
    <meta:editing-duration>PT1H28M42S</meta:editing-duration>
    <meta:editing-cycles>11</meta:editing-cycles>
    <meta:generator>OpenOffice/4.1.15$Win32 OpenOffice.org_project/4115m2$Build-9813</meta:generator>
    <meta:document-statistic meta:table-count="0" meta:image-count="0" meta:object-count="0" meta:page-count="2" meta:paragraph-count="34" meta:word-count="124" meta:character-count="932"/>
  </office:meta>
</office:document-meta>
</file>